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a978" officeooo:paragraph-rsid="000ba978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: <text:span text:style-name="T1">CON ESTE FICHERO CSS CREA UN HTML DONDE PODER APLICAR CADA UNO DE LOS SELECTORES</text:span></text:p>
      <text:p text:style-name="Standard"/>
      <text:p text:style-name="Standard">body {</text:p>
      <text:p text:style-name="Standard"><text:s text:c="4"/>font-family: Arial, sans-serif;</text:p>
      <text:p text:style-name="Standard"><text:s text:c="4"/>margin: 0;</text:p>
      <text:p text:style-name="Standard"><text:s text:c="4"/>padding: 0;</text:p>
      <text:p text:style-name="Standard"><text:s text:c="4"/>background-color: #f4f4f4;</text:p>
      <text:p text:style-name="Standard">}</text:p>
      <text:p text:style-name="Standard"/>
      <text:p text:style-name="Standard">header {</text:p>
      <text:p text:style-name="Standard"><text:s text:c="4"/>background-color: #333;</text:p>
      <text:p text:style-name="Standard"><text:s text:c="4"/>color: white;</text:p>
      <text:p text:style-name="Standard"><text:s text:c="4"/>padding: 10px 0;</text:p>
      <text:p text:style-name="Standard"><text:s text:c="4"/>text-align: center;</text:p>
      <text:p text:style-name="Standard">}</text:p>
      <text:p text:style-name="Standard"/>
      <text:p text:style-name="Standard">header h1 {</text:p>
      <text:p text:style-name="Standard"><text:s text:c="4"/>margin: 0;</text:p>
      <text:p text:style-name="Standard">}</text:p>
      <text:p text:style-name="Standard"/>
      <text:p text:style-name="Standard">nav ul {</text:p>
      <text:p text:style-name="Standard"><text:s text:c="4"/>list-style: none;</text:p>
      <text:p text:style-name="Standard"><text:s text:c="4"/>padding: 0;</text:p>
      <text:p text:style-name="Standard">}</text:p>
      <text:p text:style-name="Standard"/>
      <text:p text:style-name="Standard">nav ul li {</text:p>
      <text:p text:style-name="Standard"><text:s text:c="4"/>display: inline;</text:p>
      <text:p text:style-name="Standard"><text:s text:c="4"/>margin: 0 10px;</text:p>
      <text:p text:style-name="Standard">}</text:p>
      <text:p text:style-name="Standard"/>
      <text:p text:style-name="Standard">nav ul li a {</text:p>
      <text:p text:style-name="Standard"><text:s text:c="4"/>color: white;</text:p>
      <text:p text:style-name="Standard"><text:s text:c="4"/>text-decoration: none;</text:p>
      <text:p text:style-name="Standard"><text:s text:c="4"/>font-weight: bold;</text:p>
      <text:p text:style-name="Standard">}</text:p>
      <text:p text:style-name="Standard"/>
      <text:p text:style-name="Standard">section {</text:p>
      <text:p text:style-name="Standard"><text:s text:c="4"/>padding: 20px;</text:p>
      <text:p text:style-name="Standard"><text:s text:c="4"/>margin: 20px 0;</text:p>
      <text:p text:style-name="Standard"><text:s text:c="4"/>background-color: white;</text:p>
      <text:p text:style-name="Standard"><text:s text:c="4"/>border-radius: 8px;</text:p>
      <text:p text:style-name="Standard">}</text:p>
      <text:p text:style-name="Standard"/>
      <text:p text:style-name="Standard">h2 {</text:p>
      <text:p text:style-name="Standard"><text:s text:c="4"/>color: #333;</text:p>
      <text:p text:style-name="Standard">}</text:p>
      <text:p text:style-name="Standard"/>
      <text:p text:style-name="Standard">table {</text:p>
      <text:p text:style-name="Standard"><text:s text:c="4"/>width: 100%;</text:p>
      <text:p text:style-name="Standard"><text:s text:c="4"/>border-collapse: collapse;</text:p>
      <text:p text:style-name="Standard">}</text:p>
      <text:p text:style-name="Standard"><text:soft-page-break/></text:p>
      <text:p text:style-name="Standard">table th, table td {</text:p>
      <text:p text:style-name="Standard"><text:s text:c="4"/>padding: 10px;</text:p>
      <text:p text:style-name="Standard"><text:s text:c="4"/>text-align: left;</text:p>
      <text:p text:style-name="Standard"><text:s text:c="4"/>border: 1px solid #ddd;</text:p>
      <text:p text:style-name="Standard">}</text:p>
      <text:p text:style-name="Standard"/>
      <text:p text:style-name="Standard">table caption {</text:p>
      <text:p text:style-name="Standard"><text:s text:c="4"/>font-weight: bold;</text:p>
      <text:p text:style-name="Standard"><text:s text:c="4"/>margin-bottom: 10px;</text:p>
      <text:p text:style-name="Standard">}</text:p>
      <text:p text:style-name="Standard"/>
      <text:p text:style-name="Standard">form {</text:p>
      <text:p text:style-name="Standard"><text:s text:c="4"/>background-color: #fff;</text:p>
      <text:p text:style-name="Standard"><text:s text:c="4"/>padding: 20px;</text:p>
      <text:p text:style-name="Standard"><text:s text:c="4"/>border-radius: 8px;</text:p>
      <text:p text:style-name="Standard"><text:s text:c="4"/>box-shadow: 0 2px 5px rgba(0, 0, 0, 0.1);</text:p>
      <text:p text:style-name="Standard">}</text:p>
      <text:p text:style-name="Standard"/>
      <text:p text:style-name="Standard">form label {</text:p>
      <text:p text:style-name="Standard"><text:s text:c="4"/>display: block;</text:p>
      <text:p text:style-name="Standard"><text:s text:c="4"/>margin: 10px 0 5px;</text:p>
      <text:p text:style-name="Standard">}</text:p>
      <text:p text:style-name="Standard"/>
      <text:p text:style-name="Standard">form input, form select, form textarea {</text:p>
      <text:p text:style-name="Standard"><text:s text:c="4"/>width: 100%;</text:p>
      <text:p text:style-name="Standard"><text:s text:c="4"/>padding: 10px;</text:p>
      <text:p text:style-name="Standard"><text:s text:c="4"/>margin: 5px 0 20px;</text:p>
      <text:p text:style-name="Standard"><text:s text:c="4"/>border-radius: 4px;</text:p>
      <text:p text:style-name="Standard"><text:s text:c="4"/>border: 1px solid #ccc;</text:p>
      <text:p text:style-name="Standard">}</text:p>
      <text:p text:style-name="Standard"/>
      <text:p text:style-name="Standard">form input[type="submit"] {</text:p>
      <text:p text:style-name="Standard"><text:s text:c="4"/>background-color: #4CAF50;</text:p>
      <text:p text:style-name="Standard"><text:s text:c="4"/>color: white;</text:p>
      <text:p text:style-name="Standard"><text:s text:c="4"/>border: none;</text:p>
      <text:p text:style-name="Standard"><text:s text:c="4"/>cursor: pointer;</text:p>
      <text:p text:style-name="Standard">}</text:p>
      <text:p text:style-name="Standard"/>
      <text:p text:style-name="Standard">form input[type="submit"]:hover {</text:p>
      <text:p text:style-name="Standard"><text:s text:c="4"/>background-color: #45a049;</text:p>
      <text:p text:style-name="Standard">}</text:p>
      <text:p text:style-name="Standard"/>
      <text:p text:style-name="Standard">footer {</text:p>
      <text:p text:style-name="Standard"><text:s text:c="4"/>text-align: center;</text:p>
      <text:p text:style-name="Standard"><text:s text:c="4"/>padding: 10px;</text:p>
      <text:p text:style-name="Standard"><text:s text:c="4"/>background-color: #333;</text:p>
      <text:p text:style-name="Standard"><text:s text:c="4"/>color: white;</text:p>
      <text:p text:style-name="Standard"><text:s text:c="4"/>position: fixed;</text:p>
      <text:p text:style-name="Standard"><text:s text:c="4"/>bottom: 0;</text:p>
      <text:p text:style-name="Standard"><text:s text:c="4"/>width: 100%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17:23:08.340872200</meta:creation-date>
    <dc:date>2025-10-22T17:26:42.190166200</dc:date>
    <meta:editing-duration>PT3M34S</meta:editing-duration>
    <meta:editing-cycles>1</meta:editing-cycles>
    <meta:document-statistic meta:table-count="0" meta:image-count="0" meta:object-count="0" meta:page-count="2" meta:paragraph-count="86" meta:word-count="206" meta:character-count="1454" meta:non-whitespace-character-count="1130"/>
    <meta:generator>LibreOffice/25.2.6.2$Windows_X86_64 LibreOffice_project/729c5bfe710f5eb71ed3bbde9e06a6065e9c6c5d</meta:generator>
  </office:meta>
</office:document-meta>
</file>